
<file path=META-INF/manifest.xml><?xml version="1.0" encoding="utf-8"?>
<manifest:manifest xmlns:manifest="urn:oasis:names:tc:opendocument:xmlns:manifest:1.0">
  <manifest:file-entry manifest:full-path="Object 2/Configurations2/" manifest:media-type="application/vnd.sun.xml.ui.configuration"/>
  <manifest:file-entry manifest:full-path="Object 2/" manifest:media-type="application/vnd.oasis.opendocument.spreadsheet"/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octet-stream"/>
  <manifest:file-entry manifest:full-path="Object 2/Configurations2/accelerator/current.xml" manifest:media-type="application/octet-stream"/>
  <manifest:file-entry manifest:full-path="Object 1/manifest.rdf" manifest:media-type="application/octet-stream"/>
  <manifest:file-entry manifest:full-path="Object 1/settings.xml" manifest:media-type="text/xml"/>
  <manifest:file-entry manifest:full-path="Object 1/styles.xml" manifest:media-type="text/xml"/>
  <manifest:file-entry manifest:full-path="Object 2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widows="2" fo:orphans="2" fo:break-before="page"/>
    </style:style>
    <style:style style:name="T2" style:parent-style-name="DefaultParagraphFont" style:family="text">
      <style:text-properties style:font-name="monospace" fo:color="#000000" fo:font-size="11pt" style:font-size-asian="11pt" style:font-size-complex="11pt"/>
    </style:style>
    <style:style style:name="T3" style:parent-style-name="DefaultParagraphFont" style:family="text">
      <style:text-properties style:font-name="monospace" fo:color="#000000" fo:font-size="11pt" style:font-size-asian="11pt" style:font-size-complex="11pt" fo:background-color="#FFCC00"/>
    </style:style>
    <style:style style:name="T4" style:parent-style-name="DefaultParagraphFont" style:family="text">
      <style:text-properties style:font-name="monospace" fo:color="#000000" fo:font-size="11pt" style:font-size-asian="11pt" style:font-size-complex="11pt"/>
    </style:style>
    <style:style style:name="P5" style:parent-style-name="PreformattedText" style:family="paragraph">
      <style:paragraph-properties fo:widows="2" fo:orphans="2"/>
      <style:text-properties style:font-name="monospace" fo:font-weight="bold" style:font-weight-asian="bold" style:font-weight-complex="bold" fo:color="#CC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PreformattedText" style:family="paragraph">
      <style:paragraph-properties fo:widows="2" fo:orphans="2"/>
      <style:text-properties style:font-name="monospace" fo:font-weight="bold" style:font-weight-asian="bold" style:font-weight-complex="bold" fo:color="#CC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PreformattedText" style:family="paragraph">
      <style:paragraph-properties fo:widows="2" fo:orphans="2"/>
    </style:style>
    <style:style style:name="T8" style:parent-style-name="DefaultParagraphFont" style:family="text">
      <style:text-properties style:font-name="monospace" fo:font-weight="bold" style:font-weight-asian="bold" style:font-weight-complex="bold" fo:color="#000000" fo:font-size="11pt" style:font-size-asian="11pt" style:font-size-complex="11pt"/>
    </style:style>
    <style:style style:name="T9" style:parent-style-name="DefaultParagraphFont" style:family="text">
      <style:text-properties style:font-name="monospace" fo:font-weight="bold" style:font-weight-asian="bold" style:font-weight-complex="bold" fo:color="#000000" fo:font-size="11pt" style:font-size-asian="11pt" style:font-size-complex="11pt"/>
    </style:style>
    <style:style style:name="T10" style:parent-style-name="DefaultParagraphFont" style:family="text">
      <style:text-properties style:font-name="monospace" fo:font-weight="bold" style:font-weight-asian="bold" style:font-weight-complex="bold" fo:color="#000000" fo:font-size="11pt" style:font-size-asian="11pt" style:font-size-complex="11pt"/>
    </style:style>
    <style:style style:name="P11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12" style:parent-style-name="PreformattedText" style:family="paragraph">
      <style:paragraph-properties fo:widows="2" fo:orphans="2"/>
    </style:style>
    <style:style style:name="T13" style:parent-style-name="DefaultParagraphFont" style:family="text">
      <style:text-properties style:font-name="monospace" fo:color="#000000" fo:font-size="9.5pt" style:font-size-asian="9.5pt"/>
    </style:style>
    <style:style style:name="T1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15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16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17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18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19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0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1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2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3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4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5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6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7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8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9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30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31" style:parent-style-name="PreformattedText" style:family="paragraph">
      <style:paragraph-properties fo:widows="2" fo:orphans="2" fo:margin-bottom="0.1965in"/>
      <style:text-properties style:font-name="monospace" fo:color="#000000" fo:font-size="9.5pt" style:font-size-asian="9.5pt"/>
    </style:style>
    <style:style style:name="P32" style:parent-style-name="PreformattedText" style:family="paragraph">
      <style:paragraph-properties fo:widows="2" fo:orphans="2" fo:margin-bottom="0.1965in"/>
      <style:text-properties style:font-name="monospace" fo:font-weight="bold" style:font-weight-asian="bold" style:font-weight-complex="bold" fo:color="#CC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PreformattedText" style:family="paragraph">
      <style:paragraph-properties fo:widows="2" fo:orphans="2" fo:margin-bottom="0.1965in"/>
    </style:style>
    <style:style style:name="T34" style:parent-style-name="DefaultParagraphFont" style:family="text">
      <style:text-properties style:font-name="monospace" fo:font-weight="bold" style:font-weight-asian="bold" style:font-weight-complex="bold" fo:color="#000000" fo:font-size="12pt" style:font-size-asian="12pt" style:font-size-complex="12pt"/>
    </style:style>
    <style:style style:name="T35" style:parent-style-name="DefaultParagraphFont" style:family="text">
      <style:text-properties style:font-name="monospace" fo:font-weight="bold" style:font-weight-asian="bold" style:font-weight-complex="bold" fo:color="#000000"/>
    </style:style>
    <style:style style:name="P36" style:parent-style-name="PreformattedText" style:family="paragraph">
      <style:paragraph-properties fo:widows="2" fo:orphans="2" fo:margin-bottom="0.1965in"/>
      <style:text-properties style:font-name="monospace" fo:font-weight="bold" style:font-weight-asian="bold" style:font-weight-complex="bold" fo:color="#800000" fo:font-size="9.5pt" style:font-size-asian="9.5pt"/>
    </style:style>
    <style:style style:name="P37" style:parent-style-name="PreformattedText" style:family="paragraph">
      <style:paragraph-properties fo:widows="2" fo:orphans="2" fo:margin-bottom="0.1965in"/>
      <style:text-properties style:font-name="monospace" fo:color="#000000" fo:font-size="9.5pt" style:font-size-asian="9.5pt"/>
    </style:style>
    <style:style style:name="P38" style:parent-style-name="PreformattedText" style:family="paragraph">
      <style:paragraph-properties fo:widows="2" fo:orphans="2" fo:margin-bottom="0.1965in"/>
    </style:style>
    <style:style style:name="T39" style:parent-style-name="DefaultParagraphFont" style:family="text">
      <style:text-properties style:font-name="monospace" fo:color="#000000" fo:font-size="9.5pt" style:font-size-asian="9.5pt"/>
    </style:style>
    <style:style style:name="T40" style:parent-style-name="DefaultParagraphFont" style:family="text">
      <style:text-properties style:font-name="monospace" fo:color="#000000" fo:font-size="9.5pt" style:font-size-asian="9.5pt"/>
    </style:style>
    <style:style style:name="T41" style:parent-style-name="DefaultParagraphFont" style:family="text">
      <style:text-properties style:font-name="monospace" fo:font-weight="bold" style:font-weight-asian="bold" style:font-weight-complex="bold" fo:color="#6600CC" fo:font-size="9.5pt" style:font-size-asian="9.5pt"/>
    </style:style>
    <style:style style:name="T42" style:parent-style-name="DefaultParagraphFont" style:family="text">
      <style:text-properties style:font-name="monospace" fo:color="#000000" fo:font-size="9.5pt" style:font-size-asian="9.5pt"/>
    </style:style>
    <style:style style:name="T43" style:parent-style-name="DefaultParagraphFont" style:family="text">
      <style:text-properties style:font-name="monospace" fo:font-weight="bold" style:font-weight-asian="bold" style:font-weight-complex="bold" fo:color="#800000" fo:font-size="9.5pt" style:font-size-asian="9.5pt"/>
    </style:style>
    <style:style style:name="P44" style:parent-style-name="PreformattedText" style:family="paragraph">
      <style:paragraph-properties fo:widows="2" fo:orphans="2" fo:margin-bottom="0.1965in"/>
      <style:text-properties style:font-name="monospace" fo:color="#000000" fo:font-size="9.5pt" style:font-size-asian="9.5pt"/>
    </style:style>
    <style:style style:name="T45" style:parent-style-name="DefaultParagraphFont" style:family="text">
      <style:text-properties style:font-name="monospace" fo:color="#000099" fo:font-size="9.5pt" style:font-size-asian="9.5pt"/>
    </style:style>
    <style:style style:name="T46" style:parent-style-name="DefaultParagraphFont" style:family="text">
      <style:text-properties style:font-name="monospace" fo:color="#000000" fo:font-size="9.5pt" style:font-size-asian="9.5pt"/>
    </style:style>
    <style:style style:name="P47" style:parent-style-name="Standard" style:family="paragraph">
      <style:text-properties style:font-name="monospace" fo:color="#000000" fo:font-size="9.5pt" style:font-size-asian="9.5pt"/>
    </style:style>
    <style:style style:name="T48" style:parent-style-name="DefaultParagraphFont" style:family="text">
      <style:text-properties style:font-name="monospace" fo:color="#000000" fo:font-size="9.5pt" style:font-size-asian="9.5pt"/>
    </style:style>
    <style:style style:name="T49" style:parent-style-name="DefaultParagraphFont" style:family="text">
      <style:text-properties style:font-name="monospace" fo:color="#000099" fo:font-size="9.5pt" style:font-size-asian="9.5pt"/>
    </style:style>
    <style:style style:name="T50" style:parent-style-name="DefaultParagraphFont" style:family="text">
      <style:text-properties style:font-name="monospace" fo:color="#000000" fo:font-size="9.5pt" style:font-size-asian="9.5pt"/>
    </style:style>
    <style:style style:name="P51" style:parent-style-name="Standard" style:family="paragraph">
      <style:text-properties style:font-name="monospace" fo:color="#000000" fo:font-size="9.5pt" style:font-size-asian="9.5pt"/>
    </style:style>
    <style:style style:name="P52" style:parent-style-name="Standard" style:family="paragraph">
      <style:text-properties style:font-name="monospace" fo:color="#000000" fo:font-size="9.5pt" style:font-size-asian="9.5pt"/>
    </style:style>
    <style:style style:name="P53" style:parent-style-name="Standard" style:family="paragraph">
      <style:text-properties style:font-name="monospace" fo:color="#000000" fo:font-size="9.5pt" style:font-size-asian="9.5pt"/>
    </style:style>
    <style:style style:name="P54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T55" style:parent-style-name="DefaultParagraphFont" style:family="text">
      <style:text-properties style:font-name="monospace" fo:font-weight="bold" style:font-weight-asian="bold" style:font-weight-complex="bold" fo:color="#000099" fo:font-size="9.5pt" style:font-size-asian="9.5pt"/>
    </style:style>
    <style:style style:name="T56" style:parent-style-name="DefaultParagraphFont" style:family="text">
      <style:text-properties style:font-name="monospace" fo:color="#000000" fo:font-size="9.5pt" style:font-size-asian="9.5pt"/>
    </style:style>
    <style:style style:name="P57" style:parent-style-name="Standard" style:family="paragraph">
      <style:text-properties style:font-name="monospace" fo:color="#000000" fo:font-size="9.5pt" style:font-size-asian="9.5pt"/>
    </style:style>
    <style:style style:name="P58" style:parent-style-name="Standard" style:family="paragraph">
      <style:text-properties style:font-name="monospace" fo:color="#000000" fo:font-size="9.5pt" style:font-size-asian="9.5pt"/>
    </style:style>
    <style:style style:name="T59" style:parent-style-name="DefaultParagraphFont" style:family="text">
      <style:text-properties style:font-name="monospace" fo:color="#000099" fo:font-size="9.5pt" style:font-size-asian="9.5pt"/>
    </style:style>
    <style:style style:name="T60" style:parent-style-name="DefaultParagraphFont" style:family="text">
      <style:text-properties style:font-name="monospace" fo:color="#000000" fo:font-size="9.5pt" style:font-size-asian="9.5pt"/>
    </style:style>
    <style:style style:name="P61" style:parent-style-name="Standard" style:family="paragraph">
      <style:text-properties style:font-name="monospace" fo:color="#000000" fo:font-size="9.5pt" style:font-size-asian="9.5pt"/>
    </style:style>
    <style:style style:name="P62" style:parent-style-name="Standard" style:family="paragraph">
      <style:text-properties style:font-name="monospace" fo:color="#000000" fo:font-size="9.5pt" style:font-size-asian="9.5pt"/>
    </style:style>
    <style:style style:name="P63" style:parent-style-name="Standard" style:family="paragraph">
      <style:text-properties style:font-name="monospace" fo:color="#000000" fo:font-size="9.5pt" style:font-size-asian="9.5pt"/>
    </style:style>
    <style:style style:name="P64" style:parent-style-name="Standard" style:family="paragraph">
      <style:paragraph-properties fo:widows="2" fo:orphans="2" fo:margin-bottom="0.1965in"/>
    </style:style>
    <style:style style:name="T65" style:parent-style-name="DefaultParagraphFont" style:family="text">
      <style:text-properties style:font-name="monospace" fo:color="#000099" fo:font-size="9.5pt" style:font-size-asian="9.5pt"/>
    </style:style>
    <style:style style:name="T66" style:parent-style-name="DefaultParagraphFont" style:family="text">
      <style:text-properties style:font-name="monospace" fo:color="#000000" fo:font-size="9.5pt" style:font-size-asian="9.5pt"/>
    </style:style>
    <style:style style:name="P67" style:parent-style-name="PreformattedText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12pt" style:font-size-asian="12pt" style:font-size-complex="12pt"/>
    </style:style>
    <style:style style:name="P68" style:parent-style-name="Standard" style:family="paragraph">
      <style:paragraph-properties fo:widows="2" fo:orphans="2" fo:margin-bottom="0.1965in"/>
      <style:text-properties style:font-name="monospace" fo:color="#000000" fo:font-size="9.5pt" style:font-size-asian="9.5pt"/>
    </style:style>
    <style:style style:name="P69" style:parent-style-name="Standard" style:family="paragraph">
      <style:paragraph-properties fo:widows="2" fo:orphans="2" fo:margin-bottom="0.1965in"/>
    </style:style>
    <style:style style:name="T70" style:parent-style-name="DefaultParagraphFont" style:family="text">
      <style:text-properties style:font-name="monospace" fo:font-weight="bold" style:font-weight-asian="bold" style:font-weight-complex="bold" fo:color="#000099" fo:font-size="9.5pt" style:font-size-asian="9.5pt"/>
    </style:style>
    <style:style style:name="T71" style:parent-style-name="DefaultParagraphFont" style:family="text">
      <style:text-properties style:font-name="monospace" fo:color="#000000" fo:font-size="9.5pt" style:font-size-asian="9.5pt"/>
    </style:style>
    <style:style style:name="P72" style:parent-style-name="Standard" style:family="paragraph">
      <style:paragraph-properties fo:widows="2" fo:orphans="2" fo:margin-bottom="0.1965in"/>
    </style:style>
    <style:style style:name="T73" style:parent-style-name="DefaultParagraphFont" style:family="text">
      <style:text-properties style:font-name="monospace" fo:font-weight="bold" style:font-weight-asian="bold" style:font-weight-complex="bold" fo:color="#000099" fo:font-size="9.5pt" style:font-size-asian="9.5pt"/>
    </style:style>
    <style:style style:name="T74" style:parent-style-name="DefaultParagraphFont" style:family="text">
      <style:text-properties style:font-name="monospace" fo:color="#000000" fo:font-size="9.5pt" style:font-size-asian="9.5pt"/>
    </style:style>
    <style:style style:name="P75" style:parent-style-name="Standard" style:family="paragraph">
      <style:paragraph-properties fo:widows="2" fo:orphans="2" fo:margin-bottom="0.1965in"/>
      <style:text-properties style:font-name="monospace" fo:color="#000099" fo:font-size="9.5pt" style:font-size-asian="9.5pt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widows="2" fo:orphans="2" fo:margin-bottom="0.1965in"/>
    </style:style>
    <style:style style:name="T77" style:parent-style-name="DefaultParagraphFont" style:family="text">
      <style:text-properties style:font-name="monospace" fo:color="#000000" fo:font-size="9.5pt" style:font-size-asian="9.5pt"/>
    </style:style>
    <style:style style:name="T78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79" style:parent-style-name="Standard" style:family="paragraph">
      <style:paragraph-properties fo:widows="2" fo:orphans="2" fo:margin-bottom="0.1965in"/>
    </style:style>
    <style:style style:name="T80" style:parent-style-name="DefaultParagraphFont" style:family="text">
      <style:text-properties style:font-name="monospace" fo:color="#000000" fo:font-size="9.5pt" style:font-size-asian="9.5pt"/>
    </style:style>
    <style:style style:name="T81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82" style:parent-style-name="Standard" style:family="paragraph">
      <style:paragraph-properties fo:widows="2" fo:orphans="2" fo:margin-bottom="0.1965in"/>
    </style:style>
    <style:style style:name="T83" style:parent-style-name="DefaultParagraphFont" style:family="text">
      <style:text-properties style:font-name="monospace" fo:color="#000000" fo:font-size="9.5pt" style:font-size-asian="9.5pt"/>
    </style:style>
    <style:style style:name="T8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85" style:parent-style-name="Standard" style:family="paragraph">
      <style:paragraph-properties fo:widows="2" fo:orphans="2" fo:margin-bottom="0.1965in"/>
    </style:style>
    <style:style style:name="T86" style:parent-style-name="DefaultParagraphFont" style:family="text">
      <style:text-properties style:font-name="monospace" fo:color="#000000" fo:font-size="9.5pt" style:font-size-asian="9.5pt"/>
    </style:style>
    <style:style style:name="T87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88" style:parent-style-name="Standard" style:family="paragraph">
      <style:paragraph-properties fo:widows="2" fo:orphans="2" fo:margin-bottom="0.1965in"/>
    </style:style>
    <style:style style:name="T89" style:parent-style-name="DefaultParagraphFont" style:family="text">
      <style:text-properties style:font-name="monospace" fo:color="#000000" fo:font-size="9.5pt" style:font-size-asian="9.5pt"/>
    </style:style>
    <style:style style:name="T90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91" style:parent-style-name="Standard" style:family="paragraph">
      <style:paragraph-properties fo:widows="2" fo:orphans="2" fo:margin-bottom="0.1965in"/>
    </style:style>
    <style:style style:name="T92" style:parent-style-name="DefaultParagraphFont" style:family="text">
      <style:text-properties style:font-name="monospace" fo:color="#000000" fo:font-size="9.5pt" style:font-size-asian="9.5pt"/>
    </style:style>
    <style:style style:name="T93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94" style:parent-style-name="PreformattedText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12pt" style:font-size-asian="12pt" style:font-size-complex="12pt"/>
    </style:style>
    <style:style style:name="P95" style:parent-style-name="Standard" style:family="paragraph">
      <style:paragraph-properties fo:widows="2" fo:orphans="2" fo:margin-bottom="0.1965in"/>
      <style:text-properties style:font-name="monospace" fo:color="#000000" fo:font-size="9.5pt" style:font-size-asian="9.5pt"/>
    </style:style>
    <style:style style:name="P96" style:parent-style-name="Standard" style:family="paragraph">
      <style:paragraph-properties fo:widows="2" fo:orphans="2" fo:margin-bottom="0.1965in"/>
    </style:style>
    <style:style style:name="T97" style:parent-style-name="DefaultParagraphFont" style:family="text">
      <style:text-properties style:font-name="monospace" fo:color="#000000" fo:font-size="9.5pt" style:font-size-asian="9.5pt"/>
    </style:style>
    <style:style style:name="T98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99" style:parent-style-name="DefaultParagraphFont" style:family="text">
      <style:text-properties style:font-name="monospace" fo:color="#000000" fo:font-size="9.5pt" style:font-size-asian="9.5pt"/>
    </style:style>
    <style:style style:name="P100" style:parent-style-name="Standard" style:family="paragraph">
      <style:paragraph-properties fo:widows="2" fo:orphans="2" fo:margin-bottom="0.1965in"/>
    </style:style>
    <style:style style:name="T101" style:parent-style-name="DefaultParagraphFont" style:family="text">
      <style:text-properties style:font-name="monospace" fo:color="#000000" fo:font-size="9.5pt" style:font-size-asian="9.5pt"/>
    </style:style>
    <style:style style:name="T102" style:parent-style-name="DefaultParagraphFont" style:family="text">
      <style:text-properties style:font-name="monospace" fo:font-weight="bold" style:font-weight-asian="bold" style:font-weight-complex="bold" fo:color="#6600CC" fo:font-size="9.5pt" style:font-size-asian="9.5pt"/>
    </style:style>
    <style:style style:name="P103" style:parent-style-name="Standard" style:family="paragraph">
      <style:paragraph-properties fo:widows="2" fo:orphans="2" fo:margin-bottom="0.1965in"/>
    </style:style>
    <style:style style:name="T104" style:parent-style-name="DefaultParagraphFont" style:family="text">
      <style:text-properties style:font-name="monospace" fo:color="#000000" fo:font-size="9.5pt" style:font-size-asian="9.5pt"/>
    </style:style>
    <style:style style:name="T105" style:parent-style-name="DefaultParagraphFont" style:family="text">
      <style:text-properties style:font-name="monospace" fo:font-weight="bold" style:font-weight-asian="bold" style:font-weight-complex="bold" fo:color="#6600CC" fo:font-size="9.5pt" style:font-size-asian="9.5pt"/>
    </style:style>
    <style:style style:name="T106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107" style:parent-style-name="Standard" style:family="paragraph">
      <style:paragraph-properties fo:widows="2" fo:orphans="2" fo:margin-bottom="0.1965in"/>
    </style:style>
    <style:style style:name="T108" style:parent-style-name="DefaultParagraphFont" style:family="text">
      <style:text-properties style:font-name="monospace" fo:color="#000000" fo:font-size="9.5pt" style:font-size-asian="9.5pt"/>
    </style:style>
    <style:style style:name="T109" style:parent-style-name="DefaultParagraphFont" style:family="text">
      <style:text-properties style:font-name="monospace" fo:font-weight="bold" style:font-weight-asian="bold" style:font-weight-complex="bold" fo:color="#6600CC" fo:font-size="9.5pt" style:font-size-asian="9.5pt"/>
    </style:style>
    <style:style style:name="P110" style:parent-style-name="Standard" style:family="paragraph">
      <style:paragraph-properties fo:widows="2" fo:orphans="2" fo:margin-bottom="0.1965in"/>
    </style:style>
    <style:style style:name="T111" style:parent-style-name="DefaultParagraphFont" style:family="text">
      <style:text-properties style:font-name="monospace" fo:color="#000000" fo:font-size="9.5pt" style:font-size-asian="9.5pt"/>
    </style:style>
    <style:style style:name="T112" style:parent-style-name="DefaultParagraphFont" style:family="text">
      <style:text-properties style:font-name="monospace" fo:color="#000000" fo:font-size="9.5pt" style:font-size-asian="9.5pt"/>
    </style:style>
    <style:style style:name="T113" style:parent-style-name="DefaultParagraphFont" style:family="text">
      <style:text-properties style:font-name="monospace" fo:font-weight="bold" style:font-weight-asian="bold" style:font-weight-complex="bold" fo:color="#6600CC" fo:font-size="9.5pt" style:font-size-asian="9.5pt"/>
    </style:style>
    <style:style style:name="P114" style:parent-style-name="Standard" style:family="paragraph">
      <style:paragraph-properties fo:widows="2" fo:orphans="2" fo:margin-bottom="0.1965in"/>
    </style:style>
    <style:style style:name="T115" style:parent-style-name="DefaultParagraphFont" style:family="text">
      <style:text-properties style:font-name="monospace" fo:color="#000000" fo:font-size="9.5pt" style:font-size-asian="9.5pt"/>
    </style:style>
    <style:style style:name="T116" style:parent-style-name="DefaultParagraphFont" style:family="text">
      <style:text-properties style:font-name="monospace" fo:font-weight="bold" style:font-weight-asian="bold" style:font-weight-complex="bold" fo:color="#6600CC" fo:font-size="9.5pt" style:font-size-asian="9.5pt"/>
    </style:style>
    <style:style style:name="P117" style:parent-style-name="Standard" style:family="paragraph">
      <style:paragraph-properties fo:widows="2" fo:orphans="2" fo:margin-bottom="0.1965in"/>
    </style:style>
    <style:style style:name="T118" style:parent-style-name="DefaultParagraphFont" style:family="text">
      <style:text-properties style:font-name="monospace" fo:color="#000000" fo:font-size="9.5pt" style:font-size-asian="9.5pt"/>
    </style:style>
    <style:style style:name="T119" style:parent-style-name="DefaultParagraphFont" style:family="text">
      <style:text-properties style:font-name="monospace" fo:color="#6600CC" fo:font-size="9.5pt" style:font-size-asian="9.5pt"/>
    </style:style>
    <style:style style:name="P120" style:parent-style-name="Standard" style:family="paragraph">
      <style:paragraph-properties fo:widows="2" fo:orphans="2" fo:margin-bottom="0.1965in" fo:background-color="#FFFFFF"/>
    </style:style>
    <style:style style:name="T121" style:parent-style-name="DefaultParagraphFont" style:family="text">
      <style:text-properties style:font-name="monospace" fo:color="#000000" fo:font-size="9.5pt" style:font-size-asian="9.5pt" fo:background-color="#FFCC00"/>
    </style:style>
    <style:style style:name="T122" style:parent-style-name="DefaultParagraphFont" style:family="text">
      <style:text-properties style:font-name="monospace" fo:color="#6600CC" fo:font-size="9.5pt" style:font-size-asian="9.5pt"/>
    </style:style>
    <style:style style:name="T123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124" style:parent-style-name="Standard" style:family="paragraph">
      <style:paragraph-properties fo:widows="2" fo:orphans="2" fo:margin-bottom="0.1965in" fo:background-color="#FFFFFF"/>
      <style:text-properties style:font-name="monospace" fo:font-weight="bold" style:font-weight-asian="bold" style:font-weight-complex="bold" fo:color="#000000" fo:font-size="9.5pt" style:font-size-asian="9.5pt"/>
    </style:style>
    <style:style style:name="P125" style:parent-style-name="Standard" style:family="paragraph">
      <style:paragraph-properties fo:widows="2" fo:orphans="2" fo:margin-bottom="0.1965in" fo:background-color="#FFFFFF"/>
      <style:text-properties style:font-name="monospace" fo:font-weight="bold" style:font-weight-asian="bold" style:font-weight-complex="bold" fo:color="#CC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widows="2" fo:orphans="2" fo:margin-bottom="0.1965in" fo:background-color="#FFFFFF"/>
    </style:style>
    <style:style style:name="T127" style:parent-style-name="DefaultParagraphFont" style:family="text">
      <style:text-properties style:font-name="monospace" fo:color="#6600CC" fo:font-size="9.5pt" style:font-size-asian="9.5pt"/>
    </style:style>
    <style:style style:name="T128" style:parent-style-name="DefaultParagraphFont" style:family="text">
      <style:text-properties style:font-name="monospace" fo:color="#6600CC" fo:font-size="9.5pt" style:font-size-asian="9.5pt"/>
    </style:style>
    <style:style style:name="T129" style:parent-style-name="DefaultParagraphFont" style:family="text">
      <style:text-properties style:font-name="monospace" fo:color="#6600CC" fo:font-size="9.5pt" style:font-size-asian="9.5pt"/>
    </style:style>
    <style:style style:name="T130" style:parent-style-name="DefaultParagraphFont" style:family="text">
      <style:text-properties style:font-name="monospace" fo:font-weight="bold" style:font-weight-asian="bold" style:font-weight-complex="bold" fo:color="#6600CC" fo:font-size="9.5pt" style:font-size-asian="9.5pt"/>
    </style:style>
    <style:style style:name="T131" style:parent-style-name="DefaultParagraphFont" style:family="text">
      <style:text-properties style:font-name="monospace" fo:font-weight="bold" style:font-weight-asian="bold" style:font-weight-complex="bold" fo:color="#6600CC" fo:font-size="9.5pt" style:font-size-asian="9.5pt" fo:background-color="#FFFFFF"/>
    </style:style>
    <style:style style:name="P132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6600CC" fo:font-size="9.5pt" style:font-size-asian="9.5pt"/>
    </style:style>
    <style:style style:name="P133" style:parent-style-name="Standard" style:family="paragraph">
      <style:paragraph-properties fo:widows="2" fo:orphans="2" fo:margin-bottom="0.1965in"/>
    </style:style>
    <style:style style:name="T13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35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/>
    </style:style>
    <style:style style:name="T136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137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138" style:parent-style-name="Standard" style:family="paragraph">
      <style:paragraph-properties fo:widows="2" fo:orphans="2" fo:margin-bottom="0.1965in"/>
    </style:style>
    <style:style style:name="T139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40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/>
    </style:style>
    <style:style style:name="T141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142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/>
    </style:style>
    <style:style style:name="P143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/>
    </style:style>
    <style:style style:name="P144" style:parent-style-name="Standard" style:family="paragraph">
      <style:paragraph-properties fo:widows="2" fo:orphans="2" fo:margin-bottom="0.1965in"/>
    </style:style>
    <style:style style:name="T145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46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/>
    </style:style>
    <style:style style:name="T147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48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/>
    </style:style>
    <style:style style:name="T149" style:parent-style-name="DefaultParagraphFont" style:family="text">
      <style:text-properties style:font-name="monospace" fo:font-weight="bold" style:font-weight-asian="bold" style:font-weight-complex="bold" fo:color="#009900" fo:font-size="9.5pt" style:font-size-asian="9.5pt" fo:background-color="#FFFFFF"/>
    </style:style>
    <style:style style:name="P150" style:parent-style-name="Standard" style:family="paragraph">
      <style:paragraph-properties fo:widows="2" fo:orphans="2" fo:margin-bottom="0.1965in"/>
    </style:style>
    <style:style style:name="T151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52" style:parent-style-name="DefaultParagraphFont" style:family="text">
      <style:text-properties style:font-name="monospace" fo:font-weight="bold" style:font-weight-asian="bold" style:font-weight-complex="bold" fo:color="#009900" fo:font-size="9.5pt" style:font-size-asian="9.5pt" fo:background-color="#FFFFFF"/>
    </style:style>
    <style:style style:name="T153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/>
    </style:style>
    <style:style style:name="P154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FF3333" fo:font-size="9.5pt" style:font-size-asian="9.5pt"/>
    </style:style>
    <style:style style:name="P155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6600CC" fo:font-size="9.5pt" style:font-size-asian="9.5pt"/>
    </style:style>
    <style:style style:name="P156" style:parent-style-name="Standard" style:family="paragraph">
      <style:paragraph-properties fo:widows="2" fo:orphans="2" fo:margin-bottom="0.1965in"/>
    </style:style>
    <style:style style:name="T157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158" style:parent-style-name="Standard" style:family="paragraph">
      <style:paragraph-properties fo:widows="2" fo:orphans="2" fo:margin-bottom="0.1965in"/>
    </style:style>
    <style:style style:name="T159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60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161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/>
    </style:style>
    <style:style style:name="P162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FF3333" fo:font-size="9.5pt" style:font-size-asian="9.5pt"/>
    </style:style>
    <style:style style:name="P163" style:parent-style-name="Standard" style:family="paragraph">
      <style:paragraph-properties fo:widows="2" fo:orphans="2" fo:margin-bottom="0.1965in"/>
    </style:style>
    <style:style style:name="T16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65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/>
    </style:style>
    <style:style style:name="T166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167" style:parent-style-name="Standard" style:family="paragraph">
      <style:paragraph-properties fo:widows="2" fo:orphans="2" fo:margin-bottom="0.1965in"/>
    </style:style>
    <style:style style:name="T168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69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/>
    </style:style>
    <style:style style:name="P170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6600CC" fo:font-size="9.5pt" style:font-size-asian="9.5pt"/>
    </style:style>
    <style:style style:name="P171" style:parent-style-name="Standard" style:family="paragraph">
      <style:paragraph-properties fo:widows="2" fo:orphans="2" fo:margin-bottom="0.1965in"/>
    </style:style>
    <style:style style:name="T172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73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7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175" style:parent-style-name="Standard" style:family="paragraph">
      <style:paragraph-properties fo:widows="2" fo:orphans="2" fo:margin-bottom="0.1965in"/>
    </style:style>
    <style:style style:name="T176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77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178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/>
    </style:style>
    <style:style style:name="P179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/>
    </style:style>
    <style:style style:name="P180" style:parent-style-name="Standard" style:family="paragraph">
      <style:paragraph-properties fo:widows="2" fo:orphans="2" fo:margin-bottom="0.1965in"/>
    </style:style>
    <style:style style:name="T181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82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83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/>
    </style:style>
    <style:style style:name="P184" style:parent-style-name="Standard" style:family="paragraph">
      <style:paragraph-properties fo:widows="2" fo:orphans="2" fo:margin-bottom="0.1965in"/>
    </style:style>
    <style:style style:name="T185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86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/>
    </style:style>
    <style:style style:name="T187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/>
    </style:style>
    <style:style style:name="T188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189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 fo:background-color="#FFCC00"/>
    </style:style>
    <style:style style:name="P190" style:parent-style-name="Standard" style:family="paragraph">
      <style:paragraph-properties fo:widows="2" fo:orphans="2" fo:margin-bottom="0.1965in"/>
    </style:style>
    <style:style style:name="T191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92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/>
    </style:style>
    <style:style style:name="T193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19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T195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 fo:background-color="#FFFFFF"/>
    </style:style>
    <style:style style:name="P196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P197" style:parent-style-name="Standard" style:family="paragraph">
      <style:paragraph-properties fo:widows="2" fo:orphans="2" fo:margin-bottom="0.1965in"/>
    </style:style>
    <style:style style:name="T198" style:parent-style-name="DefaultParagraphFont" style:family="text">
      <style:text-properties style:font-name="monospace" fo:color="#000000" fo:font-size="9.5pt" style:font-size-asian="9.5pt"/>
    </style:style>
    <style:style style:name="T199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200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201" style:parent-style-name="Standard" style:family="paragraph">
      <style:paragraph-properties fo:widows="2" fo:orphans="2" fo:margin-bottom="0.1965in"/>
    </style:style>
    <style:style style:name="T202" style:parent-style-name="DefaultParagraphFont" style:family="text">
      <style:text-properties style:font-name="monospace" fo:font-weight="bold" style:font-weight-asian="bold" fo:color="#000000" fo:font-size="9.5pt" style:font-size-asian="9.5pt"/>
    </style:style>
    <style:style style:name="T203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/>
    </style:style>
    <style:style style:name="T20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205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/>
    </style:style>
    <style:style style:name="P206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/>
    </style:style>
    <style:style style:name="P207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/>
    </style:style>
    <style:style style:name="P208" style:parent-style-name="Standard" style:family="paragraph">
      <style:paragraph-properties fo:widows="2" fo:orphans="2" fo:margin-bottom="0.1965in" fo:background-color="#FFFFFF"/>
      <style:text-properties style:font-name="monospace" fo:font-weight="bold" style:font-weight-asian="bold" style:font-weight-complex="bold" fo:color="#CC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09" style:parent-style-name="Standard" style:family="paragraph">
      <style:paragraph-properties fo:widows="2" fo:orphans="2" fo:margin-bottom="0.1965in"/>
    </style:style>
    <style:style style:name="T210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/>
    </style:style>
    <style:style style:name="T211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212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213" style:parent-style-name="Standard" style:family="paragraph">
      <style:paragraph-properties fo:widows="2" fo:orphans="2" fo:margin-bottom="0.1965in"/>
    </style:style>
    <style:style style:name="T21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215" style:parent-style-name="DefaultParagraphFont" style:family="text">
      <style:text-properties style:font-name="monospace" fo:font-weight="bold" style:font-weight-asian="bold" style:font-weight-complex="bold" fo:color="#009900" fo:font-size="9.5pt" style:font-size-asian="9.5pt"/>
    </style:style>
    <style:style style:name="T216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217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6600CC" fo:font-size="9.5pt" style:font-size-asian="9.5pt"/>
    </style:style>
    <style:style style:name="P218" style:parent-style-name="Standard" style:family="paragraph">
      <style:paragraph-properties fo:widows="2" fo:orphans="2" fo:margin-bottom="0.1965in"/>
      <style:text-properties style:font-name="monospace" fo:color="#000000" fo:font-size="9.5pt" style:font-size-asian="9.5pt"/>
    </style:style>
    <style:style style:name="P219" style:parent-style-name="Standard" style:family="paragraph">
      <style:paragraph-properties fo:widows="2" fo:orphans="2" fo:margin-bottom="0.1965in"/>
      <style:text-properties style:font-name="monospace" fo:color="#000000" fo:font-size="9.5pt" style:font-size-asian="9.5pt"/>
    </style:style>
    <style:style style:name="P220" style:parent-style-name="PreformattedText" style:family="paragraph">
      <style:paragraph-properties fo:widows="2" fo:orphans="2" fo:margin-bottom="0.1965in"/>
    </style:style>
    <style:style style:name="T221" style:parent-style-name="DefaultParagraphFont" style:family="text">
      <style:text-properties style:font-name="monospace" fo:color="#000000" fo:font-size="9.5pt" style:font-size-asian="9.5pt"/>
    </style:style>
    <style:style style:name="T222" style:parent-style-name="DefaultParagraphFont" style:family="text">
      <style:text-properties style:font-name="monospace" fo:font-weight="bold" style:font-weight-asian="bold" style:font-weight-complex="bold" fo:color="#3399FF" fo:font-size="9.5pt" style:font-size-asian="9.5pt"/>
    </style:style>
    <style:style style:name="T223" style:parent-style-name="DefaultParagraphFont" style:family="text">
      <style:text-properties style:font-name="monospace" fo:color="#000000" fo:font-size="9.5pt" style:font-size-asian="9.5pt"/>
    </style:style>
    <style:style style:name="P224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25" style:parent-style-name="PreformattedText" style:family="paragraph">
      <style:paragraph-properties fo:widows="2" fo:orphans="2"/>
    </style:style>
    <style:style style:name="T226" style:parent-style-name="DefaultParagraphFont" style:family="text">
      <style:text-properties style:font-name="monospace" fo:color="#000000" fo:font-size="9.5pt" style:font-size-asian="9.5pt"/>
    </style:style>
    <style:style style:name="T227" style:parent-style-name="DefaultParagraphFont" style:family="text">
      <style:text-properties style:font-name="monospace" fo:font-weight="bold" style:font-weight-asian="bold" style:font-weight-complex="bold" fo:color="#3399FF" fo:font-size="9.5pt" style:font-size-asian="9.5pt"/>
    </style:style>
    <style:style style:name="T228" style:parent-style-name="DefaultParagraphFont" style:family="text">
      <style:text-properties style:font-name="monospace" fo:color="#000000" fo:font-size="9.5pt" style:font-size-asian="9.5pt"/>
    </style:style>
    <style:style style:name="T229" style:parent-style-name="DefaultParagraphFont" style:family="text">
      <style:text-properties style:font-name="monospace" fo:color="#000000" fo:font-size="9.5pt" style:font-size-asian="9.5pt"/>
    </style:style>
    <style:style style:name="P230" style:parent-style-name="PreformattedText" style:family="paragraph">
      <style:paragraph-properties fo:widows="2" fo:orphans="2"/>
    </style:style>
    <style:style style:name="T231" style:parent-style-name="DefaultParagraphFont" style:family="text">
      <style:text-properties style:font-name="monospace" fo:color="#000000" fo:font-size="9.5pt" style:font-size-asian="9.5pt"/>
    </style:style>
    <style:style style:name="T232" style:parent-style-name="DefaultParagraphFont" style:family="text">
      <style:text-properties style:font-name="monospace" fo:font-weight="bold" style:font-weight-asian="bold" style:font-weight-complex="bold" fo:color="#3399FF" fo:font-size="9.5pt" style:font-size-asian="9.5pt"/>
    </style:style>
    <style:style style:name="T233" style:parent-style-name="DefaultParagraphFont" style:family="text">
      <style:text-properties style:font-name="monospace" fo:color="#000000" fo:font-size="9.5pt" style:font-size-asian="9.5pt"/>
    </style:style>
    <style:style style:name="P234" style:parent-style-name="PreformattedText" style:family="paragraph">
      <style:paragraph-properties fo:widows="2" fo:orphans="2"/>
      <style:text-properties style:font-name="monospace" fo:color="#000000" fo:font-size="9.5pt" style:font-size-asian="9.5pt"/>
    </style:style>
    <style:style style:name="P235" style:parent-style-name="PreformattedText" style:family="paragraph">
      <style:paragraph-properties fo:widows="2" fo:orphans="2" fo:margin-bottom="0.1965in"/>
      <style:text-properties style:font-name="monospace" fo:color="#000000" fo:font-size="9.5pt" style:font-size-asian="9.5pt"/>
    </style:style>
    <style:style style:name="P236" style:parent-style-name="PreformattedText" style:family="paragraph">
      <style:paragraph-properties fo:widows="2" fo:orphans="2" fo:margin-bottom="0.1965in"/>
    </style:style>
    <style:style style:name="T237" style:parent-style-name="DefaultParagraphFont" style:family="text">
      <style:text-properties style:font-name="monospace" fo:color="#000000" fo:font-size="9.5pt" style:font-size-asian="9.5pt"/>
    </style:style>
    <style:style style:name="T238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239" style:parent-style-name="DefaultParagraphFont" style:family="text">
      <style:text-properties style:font-name="monospace" fo:color="#000000" fo:font-size="9.5pt" style:font-size-asian="9.5pt"/>
    </style:style>
    <style:style style:name="P240" style:parent-style-name="PreformattedText" style:family="paragraph">
      <style:paragraph-properties fo:widows="2" fo:orphans="2" fo:margin-bottom="0.1965in"/>
    </style:style>
    <style:style style:name="T241" style:parent-style-name="DefaultParagraphFont" style:family="text">
      <style:text-properties style:font-name="monospace" fo:color="#000000" fo:font-size="9.5pt" style:font-size-asian="9.5pt"/>
    </style:style>
    <style:style style:name="T242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243" style:parent-style-name="DefaultParagraphFont" style:family="text">
      <style:text-properties style:font-name="monospace" fo:color="#000000" fo:font-size="9.5pt" style:font-size-asian="9.5pt"/>
    </style:style>
    <style:style style:name="P244" style:parent-style-name="Standard" style:family="paragraph">
      <style:paragraph-properties fo:widows="2" fo:orphans="2" fo:margin-bottom="0.1965in"/>
    </style:style>
    <style:style style:name="T245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246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/>
    </style:style>
    <style:style style:name="T247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248" style:parent-style-name="DefaultParagraphFont" style:family="text">
      <style:text-properties style:font-name="monospace" fo:font-weight="bold" style:font-weight-asian="bold" style:font-weight-complex="bold" fo:color="#3399FF" fo:font-size="9.5pt" style:font-size-asian="9.5pt"/>
    </style:style>
    <style:style style:name="T249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250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T251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 fo:background-color="#FFFFFF"/>
    </style:style>
    <style:style style:name="P252" style:parent-style-name="Standard" style:family="paragraph">
      <style:paragraph-properties fo:widows="2" fo:orphans="2" fo:margin-bottom="0.1965in"/>
    </style:style>
    <style:style style:name="T253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T254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55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T256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57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P258" style:parent-style-name="Standard" style:family="paragraph">
      <style:paragraph-properties fo:widows="2" fo:orphans="2" fo:margin-bottom="0.1965in"/>
    </style:style>
    <style:style style:name="T259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60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T261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62" style:parent-style-name="DefaultParagraphFont" style:family="text">
      <style:text-properties style:font-name="monospace" fo:font-weight="bold" style:font-weight-asian="bold" style:font-weight-complex="bold" fo:color="#3399FF" fo:font-size="9.5pt" style:font-size-asian="9.5pt" fo:background-color="#FFFFFF"/>
    </style:style>
    <style:style style:name="T263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P264" style:parent-style-name="Standard" style:family="paragraph">
      <style:paragraph-properties fo:widows="2" fo:orphans="2" fo:margin-bottom="0.1965in"/>
    </style:style>
    <style:style style:name="T265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66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P267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P268" style:parent-style-name="Standard" style:family="paragraph">
      <style:paragraph-properties fo:widows="2" fo:orphans="2" fo:margin-bottom="0.1965in"/>
    </style:style>
    <style:style style:name="T269" style:parent-style-name="DefaultParagraphFont" style:family="text">
      <style:text-properties style:font-name="monospace" fo:color="#000000" fo:font-size="9.5pt" style:font-size-asian="9.5pt"/>
    </style:style>
    <style:style style:name="T270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271" style:parent-style-name="DefaultParagraphFont" style:family="text">
      <style:text-properties style:font-name="monospace" fo:font-weight="bold" style:font-weight-asian="bold" style:font-weight-complex="bold" fo:color="#3399FF" fo:font-size="9.5pt" style:font-size-asian="9.5pt"/>
    </style:style>
    <style:style style:name="T272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273" style:parent-style-name="Standard" style:family="paragraph">
      <style:paragraph-properties fo:widows="2" fo:orphans="2" fo:margin-bottom="0.1965in"/>
    </style:style>
    <style:style style:name="T27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T275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76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T277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78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P279" style:parent-style-name="Standard" style:family="paragraph">
      <style:paragraph-properties fo:widows="2" fo:orphans="2" fo:margin-bottom="0.1965in"/>
    </style:style>
    <style:style style:name="T280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81" style:parent-style-name="DefaultParagraphFont" style:family="text">
      <style:text-properties style:font-name="monospace" fo:font-weight="bold" style:font-weight-asian="bold" fo:color="#000000" fo:font-size="9.5pt" style:font-size-asian="9.5pt" fo:background-color="#FFFFFF"/>
    </style:style>
    <style:style style:name="T282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T283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8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P285" style:parent-style-name="Standard" style:family="paragraph">
      <style:paragraph-properties fo:widows="2" fo:orphans="2" fo:margin-bottom="0.1965in"/>
    </style:style>
    <style:style style:name="T286" style:parent-style-name="DefaultParagraphFont" style:family="text">
      <style:text-properties style:font-name="monospace" fo:font-weight="bold" style:font-weight-asian="bold" fo:color="#000000" fo:font-size="9.5pt" style:font-size-asian="9.5pt"/>
    </style:style>
    <style:style style:name="T287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/>
    </style:style>
    <style:style style:name="T288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289" style:parent-style-name="DefaultParagraphFont" style:family="text">
      <style:text-properties style:font-name="monospace" fo:font-weight="bold" style:font-weight-asian="bold" style:font-weight-complex="bold" fo:color="#3399FF" fo:font-size="9.5pt" style:font-size-asian="9.5pt"/>
    </style:style>
    <style:style style:name="T290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291" style:parent-style-name="Standard" style:family="paragraph">
      <style:paragraph-properties fo:widows="2" fo:orphans="2" fo:margin-bottom="0.1965in"/>
    </style:style>
    <style:style style:name="T292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T293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9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T295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96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P297" style:parent-style-name="Standard" style:family="paragraph">
      <style:paragraph-properties fo:widows="2" fo:orphans="2" fo:margin-bottom="0.1965in"/>
    </style:style>
    <style:style style:name="T298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299" style:parent-style-name="DefaultParagraphFont" style:family="text">
      <style:text-properties style:font-name="monospace" fo:font-weight="bold" style:font-weight-asian="bold" style:font-weight-complex="bold" fo:color="#FF3333" fo:font-size="9.5pt" style:font-size-asian="9.5pt" fo:background-color="#FFFFFF"/>
    </style:style>
    <style:style style:name="T300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T301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302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P303" style:parent-style-name="Standard" style:family="paragraph">
      <style:paragraph-properties fo:widows="2" fo:orphans="2" fo:margin-bottom="0.1965in"/>
    </style:style>
    <style:style style:name="T304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305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306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T307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308" style:parent-style-name="Standard" style:family="paragraph">
      <style:paragraph-properties fo:widows="2" fo:orphans="2" fo:margin-bottom="0.1965in"/>
    </style:style>
    <style:style style:name="T309" style:parent-style-name="DefaultParagraphFont" style:family="text">
      <style:text-properties style:font-name="monospace" fo:font-weight="bold" style:font-weight-asian="bold" style:font-weight-complex="bold" fo:color="#FF0066" fo:font-size="9.5pt" style:font-size-asian="9.5pt" fo:background-color="#FFFFFF"/>
    </style:style>
    <style:style style:name="T310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/>
    </style:style>
    <style:style style:name="P311" style:parent-style-name="Standard" style:family="paragraph">
      <style:paragraph-properties fo:widows="2" fo:orphans="2" fo:margin-bottom="0.1965in"/>
      <style:text-properties style:font-name="monospace" fo:font-weight="bold" style:font-weight-asian="bold" style:font-weight-complex="bold" fo:color="#000000" fo:font-size="9.5pt" style:font-size-asian="9.5pt"/>
    </style:style>
    <style:style style:name="P312" style:parent-style-name="Standard" style:family="paragraph">
      <style:paragraph-properties fo:widows="2" fo:orphans="2" fo:margin-bottom="0.1965in"/>
    </style:style>
    <style:style style:name="T313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CC00"/>
    </style:style>
    <style:style style:name="T314" style:parent-style-name="DefaultParagraphFont" style:family="text">
      <style:text-properties style:font-name="monospace" fo:font-weight="bold" style:font-weight-asian="bold" style:font-weight-complex="bold" fo:color="#000000" fo:font-size="9.5pt" style:font-size-asian="9.5pt" fo:background-color="#FFFFFF"/>
    </style:style>
    <style:style style:name="P315" style:parent-style-name="Standard" style:family="paragraph">
      <style:paragraph-properties fo:widows="2" fo:orphans="2" fo:margin-bottom="0.1965in"/>
      <style:text-properties style:font-name="monospace" fo:color="#000000" fo:font-size="9.5pt" style:font-size-asian="9.5pt"/>
    </style:style>
    <style:style style:name="P316" style:parent-style-name="Standard" style:family="paragraph">
      <style:paragraph-properties fo:widows="2" fo:orphans="2" fo:margin-bottom="0.1965in"/>
      <style:text-properties style:font-name="monospace" fo:color="#000000" fo:font-size="9.5pt" style:font-size-asian="9.5pt"/>
    </style:style>
    <style:style style:name="T317" style:parent-style-name="DefaultParagraphFont" style:family="text">
      <style:text-properties style:font-name="monospace" fo:color="#000000" fo:font-size="9.5pt" style:font-size-asian="9.5pt"/>
    </style:style>
    <style:style style:family="graphic" style:name="a0" style:parent-style-name="Graphics">
      <style:graphic-properties style:wrap="none" style:writing-mode="lr-tb" style:horizontal-rel="paragraph" style:vertical-rel="paragraph" style:horizontal-pos="center" style:vertical-pos="top"/>
    </style:style>
    <style:style style:family="graphic" style:name="a1" style:parent-style-name="Graphics">
      <style:graphic-properties style:wrap="none" style:writing-mode="lr-tb" style:horizontal-rel="paragraph" style:vertical-rel="paragraph" style:horizontal-pos="center" style:vertical-pos="top"/>
    </style:style>
  </office:automatic-styles>
  <office:body>
    <office:text text:use-soft-page-breaks="true">
      <text:p text:style-name="P1"><text:span text:style-name="T2">We decided to take<text:s/></text:span><text:span text:style-name="T3">N=6</text:span><text:span text:style-name="T4"><text:s/>individuals to the population (too few for the computer implementation)</text:span></text:p>
      <text:p text:style-name="P5">GENERATION OF THE INITIAL POPULATION</text:p>
      <text:p text:style-name="P6"/>
      <text:p text:style-name="P7"><text:span text:style-name="T8">We use<text:s/></text:span><text:a xlink:href="http://www.random.org/" office:target-frame-name="_top" xlink:show="replace"><text:span text:style-name="T9">www.random.org</text:span></text:a><text:span text:style-name="T10"><text:s/>to generate 6 8-digit genomes</text:span></text:p>
      <text:p text:style-name="P11">Genome of individual 1 (Ind_1):</text:p>
      <text:p text:style-name="P12"><text:span text:style-name="T13"><text:s/></text:span><text:span text:style-name="T14">2 <text:s text:c="6"/>7 <text:s text:c="6"/>4 <text:s text:c="6"/>3 <text:s text:c="6"/>7 <text:s text:c="6"/>1 <text:s text:c="6"/>4 <text:s text:c="6"/>8</text:span></text:p>
      <text:p text:style-name="P15"/>
      <text:p text:style-name="P16">Genome of Ind_2:</text:p>
      <text:p text:style-name="P17"/>
      <text:p text:style-name="P18"><text:s/>6 <text:s text:c="6"/>4 <text:s text:c="6"/>5 <text:s text:c="6"/>1 <text:s text:c="6"/>2 <text:s text:c="6"/>8 <text:s text:c="6"/>1 <text:s text:c="6"/>2</text:p>
      <text:p text:style-name="P19"/>
      <text:p text:style-name="P20">Genome of Ind_3:</text:p>
      <text:p text:style-name="P21">2 <text:s text:c="6"/>2 <text:s text:c="6"/>4 <text:s text:c="6"/>6 <text:s text:c="6"/>4 <text:s text:c="4"/><text:s text:c="2"/>2 <text:s text:c="6"/>3 <text:s text:c="6"/>3</text:p>
      <text:p text:style-name="P22">Genome of Ind_4:</text:p>
      <text:p text:style-name="P23"/>
      <text:p text:style-name="P24">5 <text:s text:c="6"/>2 <text:s text:c="6"/>2 <text:s text:c="6"/>1 <text:s text:c="6"/>1 <text:s text:c="6"/>8 <text:s text:c="6"/>2 <text:s text:c="6"/>4</text:p>
      <text:p text:style-name="P25">Genome of Ind_5:</text:p>
      <text:p text:style-name="P26"/>
      <text:p text:style-name="P27">3 <text:s text:c="6"/>6 <text:s text:c="6"/>6 <text:s text:c="6"/>7 <text:s text:c="6"/>3 <text:s text:c="6"/>1 <text:s text:c="6"/>6 <text:s text:c="6"/>3</text:p>
      <text:p text:style-name="P28"/>
      <text:p text:style-name="P29">Genome of Ind_6:</text:p>
      <text:p text:style-name="P30"/>
      <text:p text:style-name="P31">8 <text:s text:c="6"/>7 <text:s text:c="6"/>8 <text:s text:c="6"/>2 <text:s text:c="6"/>2 <text:s text:c="6"/>7 <text:s text:c="6"/>3 <text:s text:c="6"/>3</text:p>
      <text:p text:style-name="P32">SELECTION</text:p>
      <text:p text:style-name="P33"><text:span text:style-name="T34">Evaluation</text:span><text:span text:style-name="T35"><text:s/>(if any individual has the maximal fitness, we quit)</text:span></text:p>
      <text:p text:style-name="P36">Ind_1:</text:p>
      <text:p text:style-name="P37"/>
      <text:p text:style-name="P38"><text:span text:style-name="T39"><draw:frame draw:z-index="251658240" draw:id="id0" draw:style-name="a0" draw:name="Obiekt1" text:anchor-type="paragraph" svg:x="0in" svg:y="0in" svg:width="8.26806in" svg:height="1.65347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text:span text:style-name="T40">f(Ind_1)=</text:span><text:span text:style-name="T41">28-attacks(Ind_1)</text:span><text:span text:style-name="T42">=28-6=</text:span><text:span text:style-name="T43">22</text:span></text:p>
      <text:p text:style-name="P44">Ind_2:</text:p>
      <text:p text:style-name="Standard"/>
      <text:p text:style-name="Standard"><draw:frame draw:z-index="251659264" draw:id="id1" draw:style-name="a1" draw:name="Obiekt2" text:anchor-type="paragraph" svg:x="0in" svg:y="0in" svg:width="8.00139in" svg:height="1.77847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p>
      <text:p text:style-name="Standard"><text:span text:style-name="T45">F2</text:span><text:span text:style-name="T46">=f(Ind_2)=28-9=19</text:span></text:p>
      <text:p text:style-name="P47"/>
      <text:p text:style-name="Standard"><text:span text:style-name="T48">Ind3:</text:span></text:p>
      <text:p text:style-name="Standard">8 attacks</text:p>
      <text:p text:style-name="Standard"><text:span text:style-name="T49">F3</text:span><text:span text:style-name="T50">=f(Ind_3)=28-8=20</text:span></text:p>
      <text:p text:style-name="P51"/>
      <text:p text:style-name="P52"/>
      <text:p text:style-name="P53">Ind4:</text:p>
      <text:p text:style-name="P54">7attacks</text:p>
      <text:p text:style-name="Standard"><text:span text:style-name="T55">F4</text:span><text:span text:style-name="T56">=f(Ind_4)=28-7=21</text:span></text:p>
      <text:p text:style-name="P57">Ind5:</text:p>
      <text:p text:style-name="P58">8 attacks</text:p>
      <text:p text:style-name="Standard"><text:span text:style-name="T59">F5</text:span><text:span text:style-name="T60">=f(Ind_5)=28-8=20</text:span></text:p>
      <text:p text:style-name="P61"/>
      <text:p text:style-name="P62">Ind 6:</text:p>
      <text:p text:style-name="P63">7 attacks</text:p>
      <text:p text:style-name="P64"><text:span text:style-name="T65">F6</text:span><text:span text:style-name="T66">=f(Ind_6)=28-7=21</text:span></text:p>
      <text:p text:style-name="P67">Creating the roulette wheel</text:p>
      <text:p text:style-name="P68">F1=22, F2=19<text:s/>F3=20 F4=21 F5=20 F6=20</text:p>
      <text:p text:style-name="P69"><text:span text:style-name="T70">F</text:span><text:span text:style-name="T71">=F1+F2+...+F6=122 (total fitness)</text:span></text:p>
      <text:p text:style-name="P72"><text:span text:style-name="T73">S=[0,F)=[0,122)</text:span><text:span text:style-name="T74"><text:s/>← total interval</text:span></text:p>
      <text:p text:style-name="P75">subintervals</text:p>
      <text:p text:style-name="P76"><text:span text:style-name="T77">S1=[0,F1)=</text:span><text:span text:style-name="T78">[0,22) <text:s text:c="3"/>|S1|=F1 (the length of S1)</text:span></text:p>
      <text:p text:style-name="P79"><text:span text:style-name="T80">S2=[F1,F1+F2)=</text:span><text:span text:style-name="T81">[22,41) |S2|=F2</text:span></text:p>
      <text:p text:style-name="P82"><text:span text:style-name="T83">S3=[F1+F2,F1+F2+F3)=</text:span><text:span text:style-name="T84">[41,61) <text:s/>|S3|=F3</text:span></text:p>
      <text:p text:style-name="P85"><text:span text:style-name="T86">S4=</text:span><text:span text:style-name="T87">[61,82)</text:span></text:p>
      <text:p text:style-name="P88"><text:span text:style-name="T89">S5=[</text:span><text:span text:style-name="T90">82,102)</text:span></text:p>
      <text:p text:style-name="P91"><text:span text:style-name="T92">S6=</text:span><text:span text:style-name="T93">[102,122)</text:span></text:p>
      <text:p text:style-name="P94">Running the roulette wheel</text:p>
      <text:p text:style-name="P95">Draw 6 random numbers r1,r2,...,r6 from [0,1]</text:p>
      <text:p text:style-name="P96"><text:span text:style-name="T97">→ R1=r1*F, R2=r2*F,..., R6=r6*F <text:s text:c="2"/>(so R1,R2,..,R6 are from<text:s/></text:span><text:span text:style-name="T98">S</text:span><text:span text:style-name="T99">)</text:span></text:p>
      <text:p text:style-name="P100"><text:span text:style-name="T101">R1=61,87474 from S4 →<text:s/></text:span><text:span text:style-name="T102">Ind_4</text:span></text:p>
      <text:p text:style-name="P103"><text:span text:style-name="T104">R2=106 from S6--&gt;<text:s/></text:span><text:span text:style-name="T105">Ind_6 <text:s/></text:span><text:span text:style-name="T106">(because 106 belongs to [102,122))</text:span></text:p>
      <text:p text:style-name="P107"><text:span text:style-name="T108">R3=101,23 from S5--&gt;<text:s/></text:span><text:span text:style-name="T109">Ind_5</text:span></text:p>
      <text:p text:style-name="P110"><text:span text:style-name="T111">R4=58,</text:span><text:span text:style-name="T112">74 from S3 →<text:s/></text:span><text:span text:style-name="T113">Ind_3</text:span></text:p>
      <text:p text:style-name="P114"><text:span text:style-name="T115">R5=29,328 from S2 →<text:s/></text:span><text:span text:style-name="T116">Ind_2</text:span></text:p>
      <text:p text:style-name="P117"><text:span text:style-name="T118">R6=64,64 from S4--&gt;<text:s/></text:span><text:span text:style-name="T119">Ind_4</text:span></text:p>
      <text:p text:style-name="P120"><text:span text:style-name="T121">Mating Pool</text:span><text:span text:style-name="T122">(set of parents)<text:s/></text:span><text:span text:style-name="T123">Ind_4, Ind 6, Ind 5, Ind_3 ,Ind_2, Ind_4</text:span></text:p>
      <text:p text:style-name="P124"/>
      <text:p text:style-name="P125">CROSSOVER</text:p>
      <text:p text:style-name="P126"><text:span text:style-name="T127"><text:tab/></text:span><text:span text:style-name="T128"><text:tab/></text:span><text:span text:style-name="T129"><text:s/></text:span><text:span text:style-name="T130">Ind4&lt;-&gt; Ind6</text:span><text:span text:style-name="T131"><text:s/>Ind 5&lt;-&gt;Ind3 Ind 2&lt;-&gt; Ind4</text:span></text:p>
      <text:p text:style-name="P132">pair I (4-6)</text:p>
      <text:p text:style-name="P133"><text:span text:style-name="T134">parent G4 | 5 <text:s text:c="5"/>| 2 <text:s text:c="6"/>|2 <text:s text:c="5"/>| 1 <text:s text:c="5"/></text:span><text:span text:style-name="T135">|</text:span><text:span text:style-name="T136"><text:s/>1 <text:s text:c="5"/>| 8 <text:s text:c="5"/>| 2 <text:s text:c="6"/>|4|</text:span></text:p>
      <text:p text:style-name="P137"/>
      <text:p text:style-name="P138"><text:span text:style-name="T139">parent G6 <text:s text:c="2"/>8 <text:s text:c="6"/>7 <text:s text:c="6"/>8 <text:s text:c="6"/>2 <text:s text:c="6"/></text:span><text:span text:style-name="T140">|</text:span><text:span text:style-name="T141"><text:s text:c="5"/>2 <text:s text:c="6"/>7 <text:s text:c="6"/>3 <text:s text:c="6"/>3</text:span></text:p>
      <text:p text:style-name="P142">draw random rI from {0,...8}</text:p>
      <text:p text:style-name="P143">rI=4</text:p>
      <text:p text:style-name="P144"><text:span text:style-name="T145">offspring</text:span><text:span text:style-name="T146"><text:s text:c="2"/>5<text:s/></text:span><text:span text:style-name="T147"><text:s text:c="6"/></text:span><text:span text:style-name="T148">2 <text:s text:c="6"/>2 <text:s text:c="7"/>1 <text:s text:c="9"/></text:span><text:span text:style-name="T149">2 <text:s text:c="6"/>7 <text:s text:c="6"/>3 <text:s text:c="6"/>3 <text:s text:c="2"/></text:span></text:p>
      <text:p text:style-name="P150"><text:span text:style-name="T151">offspring <text:s/></text:span><text:span text:style-name="T152">8 <text:s text:c="6"/>7 <text:s text:c="6"/>8 <text:s text:c="7"/>2 <text:s/></text:span><text:span text:style-name="T153"><text:s text:c="8"/>1 <text:s text:c="6"/>8 <text:s text:c="5"/>2 <text:s text:c="6"/>4</text:span></text:p>
      <text:p text:style-name="P154"/>
      <text:p text:style-name="P155">pair II (5-3)</text:p>
      <text:p text:style-name="P156"><text:span text:style-name="T157">parent G5 3 <text:s text:c="6"/>6 <text:s text:c="6"/>6 <text:s text:c="6"/>7 <text:s text:c="6"/>3 <text:s text:c="6"/>1 <text:s text:c="5"/>| 6 <text:s text:c="6"/>3</text:span></text:p>
      <text:p text:style-name="P158"><text:span text:style-name="T159">parent G3 2 <text:s text:c="6"/>2 <text:s text:c="6"/>4 <text:s text:c="5"/></text:span><text:span text:style-name="T160"><text:s/>6 <text:s text:c="6"/>4 <text:s text:c="6"/>2 <text:s text:c="5"/>|3 <text:s text:c="6"/>3</text:span></text:p>
      <text:p text:style-name="P161">draw random rII from {0,...8}</text:p>
      <text:p text:style-name="P162">rII=6</text:p>
      <text:p text:style-name="P163"><text:span text:style-name="T164">offspring<text:s/></text:span><text:span text:style-name="T165">3 <text:s text:c="6"/>6 <text:s text:c="6"/>6 <text:s text:c="6"/>7 <text:s text:c="6"/>3 <text:s text:c="6"/>1<text:s/></text:span><text:span text:style-name="T166"><text:s text:c="6"/>3 <text:s text:c="7"/>3</text:span></text:p>
      <text:p text:style-name="P167"><text:span text:style-name="T168">offspring 2 <text:s text:c="6"/>2 <text:s text:c="6"/>4 <text:s text:c="6"/>6 <text:s text:c="6"/>4 <text:s text:c="6"/>2 <text:s text:c="6"/></text:span><text:span text:style-name="T169">6 <text:s text:c="7"/>3</text:span></text:p>
      <text:p text:style-name="P170">pair III (2-4)</text:p>
      <text:p text:style-name="P171"><text:span text:style-name="T172">parent G2</text:span><text:span text:style-name="T173"><text:tab/></text:span><text:span text:style-name="T174"><text:s/>6 <text:s text:c="6"/>4 <text:s text:c="6"/>5 <text:s text:c="5"/>| 1 <text:s text:c="6"/>2 <text:s text:c="6"/>8 <text:s text:c="6"/>1 <text:s text:c="6"/>2</text:span></text:p>
      <text:p text:style-name="P175"><text:span text:style-name="T176">parent G4</text:span><text:span text:style-name="T177"><text:tab/><text:s/>5 <text:s text:c="6"/>2 <text:s text:c="6"/>2 <text:s text:c="5"/>|1 <text:s text:c="6"/>1 <text:s text:c="6"/>8 <text:s text:c="6"/>2 <text:s text:c="6"/>4</text:span></text:p>
      <text:p text:style-name="P178">draw random rIII from {0,...8}</text:p>
      <text:p text:style-name="P179">rIII=3</text:p>
      <text:p text:style-name="P180"><text:span text:style-name="T181">offspring <text:s text:c="5"/>6 <text:s text:c="6"/>4 <text:s text:c="6"/>5</text:span><text:span text:style-name="T182"><text:tab/><text:s/></text:span><text:span text:style-name="T183">1 <text:s text:c="6"/>1 <text:s text:c="6"/>8 <text:s text:c="6"/>2 <text:s text:c="6"/>4</text:span></text:p>
      <text:p text:style-name="P184"><text:span text:style-name="T185">offspring</text:span><text:span text:style-name="T186"><text:tab/><text:s text:c="3"/>5 <text:s text:c="6"/></text:span><text:span text:style-name="T187">2 <text:s text:c="6"/>2 <text:s text:c="4"/></text:span><text:span text:style-name="T188">1 <text:s text:c="6"/>2 <text:s text:c="6"/>8 <text:s text:c="6"/>1 <text:s text:c="6"/>2</text:span></text:p>
      <text:p text:style-name="P189">Population of offsprings</text:p>
      <text:p text:style-name="P190"><text:span text:style-name="T191">O1<text:s/></text:span><text:span text:style-name="T192"><text:s/></text:span><text:span text:style-name="T193">5 <text:s text:c="6"/>2 <text:s text:c="6"/>2 <text:s text:c="7"/>1 <text:s text:c="8"/></text:span><text:span text:style-name="T194"><text:s/>2 <text:s text:c="6"/>7 <text:s text:c="6"/>3 <text:s text:c="6"/>3</text:span><text:span text:style-name="T195"><text:s text:c="3"/></text:span></text:p>
      <text:p text:style-name="P196">O2 <text:s/>8 <text:s text:c="6"/>7 <text:s text:c="6"/>8 <text:s text:c="7"/>2 <text:s text:c="9"/>1 <text:s text:c="6"/>8 <text:s text:c="5"/>2 <text:s text:c="6"/>4</text:p>
      <text:soft-page-break/>
      <text:p text:style-name="P197"><text:span text:style-name="T198">O3<text:s/></text:span><text:span text:style-name="T199"><text:s/>3 <text:s text:c="6"/>6 <text:s text:c="6"/>6 <text:s text:c="6"/>7 <text:s text:c="8"/>3 <text:s text:c="6"/>1<text:s/></text:span><text:span text:style-name="T200"><text:s text:c="6"/>3 <text:s text:c="7"/>3</text:span></text:p>
      <text:p text:style-name="P201"><text:span text:style-name="T202">O4</text:span><text:span text:style-name="T203"><text:s text:c="2"/></text:span><text:span text:style-name="T204">2 <text:s text:c="6"/>2 <text:s text:c="6"/>4 <text:s text:c="6"/>6 <text:s text:c="6"/>4 <text:s text:c="6"/>2 <text:s text:c="8"/>6 <text:s text:c="7"/>3</text:span></text:p>
      <text:p text:style-name="P205">O5 <text:s/>6 <text:s text:c="6"/>4 <text:s text:c="6"/>5<text:tab/><text:s text:c="4"/>1 <text:s text:c="6"/>1 <text:s text:c="6"/>8 <text:s text:c="8"/>2 <text:s text:c="6"/>4</text:p>
      <text:p text:style-name="P206">O6 <text:s/>5 <text:s text:c="6"/>2 <text:s text:c="6"/>2 <text:s text:c="6"/>1 <text:s text:c="6"/>2 <text:s text:c="7"/>8 <text:s text:c="7"/>1 <text:s text:c="6"/>2</text:p>
      <text:p text:style-name="P207"/>
      <text:p text:style-name="P208">Mutation</text:p>
      <text:p text:style-name="P209"><text:span text:style-name="T210">p_m –<text:s/></text:span><text:span text:style-name="T211">mutation probability (for the<text:s/></text:span><text:span text:style-name="T212">single gene)</text:span></text:p>
      <text:p text:style-name="P213"><text:span text:style-name="T214">here (for demonstration purposes) we assume that p_m=1/15 (for computer implementation try p_m from<text:s/></text:span><text:span text:style-name="T215">[0.002,0.01]</text:span><text:span text:style-name="T216">)</text:span></text:p>
      <text:p text:style-name="P217"/>
      <text:p text:style-name="P218">Since we have 48=6*8 genes , we need 48 random numbers r_1,...r_48 from the set of integers: {1,2,3,...,15}. We assume that if<text:s/>r_i=1 then it means that the gene number i will be mutated.</text:p>
      <text:p text:style-name="P219">Here are my random numbers</text:p>
      <text:p text:style-name="P220"><text:span text:style-name="T221">6 <text:s text:c="6"/>6 <text:s text:c="6"/>14 <text:s text:c="5"/></text:span><text:span text:style-name="T222">1<text:s/></text:span><text:span text:style-name="T223"><text:s text:c="6"/>14 <text:s text:c="5"/>9 <text:s text:c="6"/>8 <text:s text:c="6"/>4</text:span></text:p>
      <text:p text:style-name="P224">6 <text:s text:c="6"/>11 <text:s text:c="5"/>11 <text:s text:c="5"/>8 <text:s text:c="6"/>11 <text:s text:c="5"/>2 <text:s text:c="6"/>15 <text:s text:c="5"/>6</text:p>
      <text:p text:style-name="P225"><text:span text:style-name="T226">7 <text:s text:c="6"/>2 <text:s text:c="5"/></text:span><text:span text:style-name="T227"><text:s/>1 <text:s/></text:span><text:span text:style-name="T228"><text:s text:c="5"/>4 <text:s text:c="6"/>7 <text:s text:c="6"/>9 <text:s text:c="6"/>8 <text:s text:c="3"/></text:span><text:span text:style-name="T229"><text:s text:c="3"/>14</text:span></text:p>
      <text:p text:style-name="P230"><text:span text:style-name="T231">10 <text:s text:c="5"/>15 <text:s text:c="5"/>7 <text:s text:c="6"/>9 <text:s text:c="6"/>7 <text:s text:c="6"/>10 <text:s text:c="4"/></text:span><text:span text:style-name="T232"><text:s/>1<text:s/></text:span><text:span text:style-name="T233"><text:s text:c="6"/>6</text:span></text:p>
      <text:p text:style-name="P234">8 <text:s text:c="6"/>15 <text:s text:c="5"/>13 <text:s text:c="5"/>2 <text:s text:c="6"/>10 <text:s text:c="5"/>3 <text:s text:c="6"/>12 <text:s text:c="5"/>14</text:p>
      <text:p text:style-name="P235">14 <text:s text:c="5"/>15 <text:s text:c="5"/>11 <text:s text:c="5"/>13 <text:s text:c="5"/>8 <text:s text:c="6"/>15 <text:s text:c="5"/>10 <text:s text:c="5"/>9</text:p>
      <text:p text:style-name="P236"><text:span text:style-name="T237">r_4, r_19, r_31 =1 ---&gt; so the genes 4(gene 4 in Ind 1) ,19(</text:span><text:span text:style-name="T238">gene 3</text:span><text:span text:style-name="T239"><text:s/>in Ind 3),</text:span></text:p>
      <text:p text:style-name="P240"><text:span text:style-name="T241">31(</text:span><text:span text:style-name="T242">gene 7</text:span><text:span text:style-name="T243"><text:s/>in Ind 4) <text:s/>will be mutated.</text:span></text:p>
      <text:p text:style-name="P244"><text:span text:style-name="T245">O1<text:s/></text:span><text:span text:style-name="T246"><text:s/></text:span><text:span text:style-name="T247">5 <text:s text:c="6"/>2 <text:s text:c="6"/>2 <text:s text:c="7"/></text:span><text:span text:style-name="T248">1 <text:s/></text:span><text:span text:style-name="T249"><text:s text:c="7"/></text:span><text:span text:style-name="T250"><text:s/>2 <text:s text:c="6"/>7 <text:s text:c="6"/>3 <text:s text:c="6"/>3</text:span><text:span text:style-name="T251"><text:s text:c="3"/></text:span></text:p>
      <text:p text:style-name="P252"><text:span text:style-name="T253">draw R1 from [1,..,8]---&gt; R1=<text:s/></text:span><text:span text:style-name="T254">5 <text:s/></text:span><text:span text:style-name="T255">(gene 4:</text:span><text:span text:style-name="T256"><text:s/>1--&gt;5</text:span><text:span text:style-name="T257">)</text:span></text:p>
      <text:p text:style-name="P258"><text:span text:style-name="T259">N1 <text:s/></text:span><text:span text:style-name="T260">5 <text:s text:c="6"/>2 <text:s text:c="6"/>2 <text:s text:c="7"/></text:span><text:span text:style-name="T261">5</text:span><text:span text:style-name="T262"><text:s text:c="2"/></text:span><text:span text:style-name="T263"><text:s text:c="8"/>2 <text:s text:c="6"/>7 <text:s text:c="6"/>3 <text:s text:c="6"/>3</text:span></text:p>
      <text:p text:style-name="P264"><text:span text:style-name="T265">N2</text:span><text:span text:style-name="T266"><text:s text:c="2"/>8 <text:s text:c="6"/>7 <text:s text:c="6"/>8 <text:s text:c="7"/>2 <text:s text:c="9"/>1 <text:s text:c="6"/>8 <text:s text:c="5"/>2 <text:s text:c="6"/>4</text:span></text:p>
      <text:p text:style-name="P267"/>
      <text:p text:style-name="P268"><text:span text:style-name="T269">O3<text:s/></text:span><text:span text:style-name="T270"><text:s/>3 <text:s text:c="6"/>6 <text:s text:c="6"/></text:span><text:span text:style-name="T271">6</text:span><text:span text:style-name="T272"><text:s text:c="7"/>7 <text:s text:c="8"/>3 <text:s text:c="6"/>1 <text:s text:c="6"/>3 <text:s text:c="7"/>3</text:span></text:p>
      <text:p text:style-name="P273"><text:span text:style-name="T274">draw R2 from [1,..,8]---&gt; R2= 7</text:span><text:span text:style-name="T275"><text:s text:c="2"/></text:span><text:span text:style-name="T276">(gene 3:</text:span><text:span text:style-name="T277"><text:s/>6--&gt;7</text:span><text:span text:style-name="T278">)</text:span></text:p>
      <text:p text:style-name="P279"><text:span text:style-name="T280">N3</text:span><text:span text:style-name="T281"><text:s/></text:span><text:span text:style-name="T282"><text:s/>3 <text:s text:c="6"/>6 <text:s text:c="6"/></text:span><text:span text:style-name="T283">7</text:span><text:span text:style-name="T284"><text:s text:c="7"/>7 <text:s text:c="8"/>3 <text:s text:c="6"/>1 <text:s text:c="6"/>3 <text:s text:c="7"/>3</text:span></text:p>
      <text:p text:style-name="P285"><text:span text:style-name="T286">O4</text:span><text:span text:style-name="T287"><text:s text:c="2"/></text:span><text:span text:style-name="T288">2 <text:s text:c="6"/>2 <text:s text:c="6"/>4 <text:s text:c="6"/>6 <text:s text:c="6"/>4 <text:s text:c="6"/>2 <text:s text:c="8"/></text:span><text:span text:style-name="T289">6</text:span><text:span text:style-name="T290"><text:s text:c="8"/>3</text:span></text:p>
      <text:p text:style-name="P291"><text:span text:style-name="T292">draw R3 from [1,..,8]---&gt; R3= 4</text:span><text:span text:style-name="T293"><text:s text:c="2"/></text:span><text:span text:style-name="T294">(gene 7:</text:span><text:span text:style-name="T295"><text:s/>6--&gt;4</text:span><text:span text:style-name="T296">)</text:span></text:p>
      <text:p text:style-name="P297"><text:span text:style-name="T298">N4</text:span><text:span text:style-name="T299"><text:s text:c="2"/></text:span><text:span text:style-name="T300">2 <text:s text:c="6"/>2 <text:s text:c="6"/>4 <text:s text:c="6"/>6 <text:s text:c="6"/>4 <text:s text:c="6"/>2 <text:s text:c="8"/></text:span><text:span text:style-name="T301">4</text:span><text:span text:style-name="T302"><text:s text:c="8"/>3</text:span></text:p>
      <text:p text:style-name="P303"><text:span text:style-name="T304">N5</text:span><text:span text:style-name="T305"><text:s text:c="2"/>6 <text:s text:c="6"/>4 <text:s text:c="6"/>5</text:span><text:span text:style-name="T306"><text:tab/><text:s text:c="4"/>1 <text:s text:c="3"/></text:span><text:span text:style-name="T307"><text:s text:c="3"/>1 <text:s text:c="6"/>8 <text:s text:c="8"/>2 <text:s text:c="6"/>4</text:span></text:p>
      <text:soft-page-break/>
      <text:p text:style-name="P308"><text:span text:style-name="T309">N6</text:span><text:span text:style-name="T310"><text:s text:c="2"/>5 <text:s text:c="6"/>2 <text:s text:c="6"/>2 <text:s text:c="6"/>1 <text:s text:c="6"/>2 <text:s text:c="7"/>8 <text:s text:c="7"/>1 <text:s text:c="6"/>2</text:span></text:p>
      <text:p text:style-name="P311"/>
      <text:p text:style-name="P312"><text:span text:style-name="T313">New population</text:span><text:span text:style-name="T314">: N1,N2,N3,N4,N5,N6</text:span></text:p>
      <text:p text:style-name="P315">I replace the old pop with the new one</text:p>
      <text:p text:style-name="P316">So: G1=N1, G2=N2, …,G6=N6</text:p>
      <text:p text:style-name="Standard"><text:span text:style-name="T31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 K</meta:initial-creator>
    <dc:creator>Nurulla Zholdoshov</dc:creator>
    <meta:creation-date>2020-12-08T14:54:00Z</meta:creation-date>
    <dc:date>2021-01-30T15:49:00Z</dc:date>
    <meta:template xlink:href="Normal" xlink:type="simple"/>
    <meta:editing-cycles>12</meta:editing-cycles>
    <meta:editing-duration>PT90600S</meta:editing-duration>
    <meta:document-statistic meta:page-count="5" meta:paragraph-count="9" meta:word-count="724" meta:character-count="4842" meta:row-count="34" meta:non-whitespace-character-count="41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11" style:family="table-cell" style:parent-style-name="Default">
      <style:table-cell-properties fo:border-bottom="none" fo:background-color="#000099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4" style:family="table-cell" style:parent-style-name="Default">
      <style:table-cell-properties fo:border-bottom="none" fo:background-color="#3333ff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ackground-color="#000099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0.002cm solid #000000" fo:background-color="#000099" fo:border-left="none" fo:border-right="none" fo:border-top="none"/>
    </style:style>
  </office:automatic-styles>
  <office:body>
    <office:spreadsheet>
      <table:table table:name="Arkusz1" table:style-name="ta1" table:print="false">
        <table:table-column table:style-name="co1" table:number-columns-repeated="8" table:default-cell-style-name="Default"/>
        <table:table-column table:style-name="co1" table:default-cell-style-name="ce12"/>
        <table:table-column table:style-name="co1" table:default-cell-style-name="Default"/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/>
          <table:table-cell table:style-name="ce6" table:number-columns-repeated="5"/>
          <table:table-cell table:style-name="ce10"/>
          <table:table-cell table:style-name="ce11"/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2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style-name="ce2"/>
          <table:table-cell/>
          <table:table-cell table:style-name="ce7"/>
          <table:table-cell table:number-columns-repeated="3"/>
          <table:table-cell table:style-name="ce7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ce2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ce5"/>
          <table:table-cell table:style-name="ce8" table:number-columns-repeated="4"/>
          <table:table-cell table:style-name="ce9"/>
          <table:table-cell table:style-name="ce8"/>
          <table:table-cell table:style-name="ce13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6attack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9">09.12.2020</text:date>, <text:time>11:59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000099" fo:border="0.002cm solid #000000"/>
    </style:style>
    <style:style style:name="ce3" style:family="table-cell" style:parent-style-name="Default">
      <style:table-cell-properties fo:background-color="#ffffff" fo:border="0.002cm solid #000000"/>
    </style:style>
  </office:automatic-styles>
  <office:body>
    <office:spreadsheet>
      <table:table table:name="Arkusz1" table:style-name="ta1" table:print="false">
        <table:table-column table:style-name="co1" table:number-columns-repeated="9" table:default-cell-style-name="Default"/>
        <table:table-row table:style-name="ro1" table:number-rows-repeated="11">
          <table:table-cell table:number-columns-repeated="9"/>
        </table:table-row>
        <table:table-row table:style-name="ro1">
          <table:table-cell office:value-type="string">
            <text:p><text:s/>9 attacks</text:p>
          </table:table-cell>
          <table:table-cell office:value-type="float" office:value="1">
            <text:p>1</text:p>
          </table:table-cell>
          <table:table-cell office:value-type="string">
            <text:p>2(2-3,2-6)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table:number-columns-repeated="5"/>
          <table:table-cell table:style-name="ce2"/>
          <table:table-cell table:style-name="ce3"/>
          <table:table-cell table:style-name="ce1"/>
        </table:table-row>
        <table:table-row table:style-name="ro1">
          <table:table-cell office:value-type="float" office:value="7">
            <text:p>7</text:p>
          </table:table-cell>
          <table:table-cell table:style-name="ce1" table:number-columns-repeated="6"/>
          <table:table-cell/>
          <table:table-cell table:style-name="ce1"/>
        </table:table-row>
        <table:table-row table:style-name="ro1">
          <table:table-cell office:value-type="float" office:value="6">
            <text:p>6</text:p>
          </table:table-cell>
          <table:table-cell table:style-name="ce2"/>
          <table:table-cell table:style-name="ce1" table:number-columns-repeated="6"/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"/>
          <table:table-cell table:style-name="ce1"/>
          <table:table-cell table:number-columns-repeated="2"/>
          <table:table-cell table:style-name="ce1"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"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style-name="ce1"/>
          <table:table-cell table:number-columns-repeated="2"/>
          <table:table-cell table:style-name="ce1"/>
          <table:table-cell table:style-name="ce2"/>
          <table:table-cell/>
          <table:table-cell table:style-name="ce1"/>
          <table:table-cell table:style-name="ce2"/>
        </table:table-row>
        <table:table-row table:style-name="ro1">
          <table:table-cell office:value-type="float" office:value="1">
            <text:p>1</text:p>
          </table:table-cell>
          <table:table-cell table:style-name="ce1" table:number-columns-repeated="3"/>
          <table:table-cell table:style-name="ce2"/>
          <table:table-cell table:style-name="ce1" table:number-columns-repeated="2"/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10.12.2020</text:date>, <text:time>13:56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